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3.136cm" fo:min-width="6.696cm" fo:padding-top="0.178cm" fo:padding-bottom="0.178cm" fo:padding-left="0.303cm" fo:padding-right="0.303cm" loext:decorative="false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02cm" svg:height="3.492cm" svg:x="9.395cm" svg:y="0.385cm">
          <text:p text:style-name="P1"><text:span text:style-name="T1">Device Under Test</text:span></text:p>
          <text:p text:style-name="P1"><text:span text:style-name="T1">D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02cm" svg:height="3.492cm" svg:x="18.395cm" svg:y="0.385cm">
          <text:p text:style-name="P1"><text:span text:style-name="T1">Che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02cm" svg:height="3.492cm" svg:x="0.395cm" svg:y="0.385cm">
          <text:p text:style-name="P1"><text:span text:style-name="T1">Stimulu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07cm" svg:y1="2.172cm" svg:x2="9.395cm" svg:y2="2.172cm">
          <text:p/>
        </draw:line>
        <draw:line draw:style-name="gr2" draw:text-style-name="P3" draw:layer="layout" svg:x1="16.781cm" svg:y1="2.172cm" svg:x2="18.369cm" svg:y2="2.172cm">
          <text:p/>
        </draw:line>
        <draw:frame draw:style-name="gr3" draw:text-style-name="P5" draw:layer="layout" svg:width="6.35cm" svg:height="1.673cm" svg:x="0.822cm" svg:y="4.195cm">
          <draw:text-box>
            <text:p text:style-name="P4">Verilog testbench:</text:p>
            <text:p text:style-name="P4"><text:s/>tb.v</text:p>
          </draw:text-box>
        </draw:frame>
        <draw:frame draw:style-name="gr3" draw:text-style-name="P5" draw:layer="layout" svg:width="6.35cm" svg:height="1.673cm" svg:x="9.822cm" svg:y="4.196cm">
          <draw:text-box>
            <text:p text:style-name="P4">Verilog module:</text:p>
            <text:p text:style-name="P4"><text:s/>module.v</text:p>
          </draw:text-box>
        </draw:frame>
        <draw:frame draw:style-name="gr3" draw:text-style-name="P5" draw:layer="layout" svg:width="6.35cm" svg:height="1.673cm" svg:x="18.822cm" svg:y="4.196cm">
          <draw:text-box>
            <text:p text:style-name="P4">Simulation output</text:p>
            <text:p text:style-name="P4">and assert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908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5:08:17.073100363</meta:creation-date>
    <dc:date>2025-03-13T15:25:03.833986769</dc:date>
    <meta:editing-duration>PT6M19S</meta:editing-duration>
    <meta:editing-cycles>1</meta:editing-cycles>
    <meta:document-statistic meta:object-count="8"/>
    <meta:generator>LibreOffice/24.2.7.2$Linux_X86_64 LibreOffice_project/420$Build-2</meta:generator>
  </office:meta>
</office:document-meta>
</file>